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eeeeee" draw:textarea-horizontal-align="justify" draw:textarea-vertical-align="middle" draw:auto-grow-height="false" fo:min-height="7.864cm" fo:min-width="16.912cm"/>
    </style:style>
    <style:style style:name="gr2" style:family="graphic" style:parent-style-name="objectwithoutfill">
      <style:graphic-properties draw:stroke="dash" draw:stroke-dash="Fine_20_Dashed" svg:stroke-width="0.102cm" svg:stroke-color="#cc0000" draw:marker-start-width="0.509cm" draw:marker-end-width="0.509cm" draw:fill="none" draw:fill-color="#e9b96e" draw:textarea-vertical-align="middle" fo:padding-top="0.176cm" fo:padding-bottom="0.176cm" fo:padding-left="0.301cm" fo:padding-right="0.301cm"/>
    </style:style>
    <style:style style:name="gr3" style:family="graphic" style:parent-style-name="standard">
      <style:graphic-properties svg:stroke-color="#000000" draw:fill-color="#666666" draw:textarea-horizontal-align="justify" draw:textarea-vertical-align="middle" draw:auto-grow-height="false" fo:min-height="2.081cm" fo:min-width="15.504cm"/>
    </style:style>
    <style:style style:name="gr4" style:family="graphic" style:parent-style-name="standard">
      <style:graphic-properties svg:stroke-color="#193300" draw:fill-color="#ccff99" draw:textarea-horizontal-align="justify" draw:textarea-vertical-align="middle" draw:auto-grow-height="false" fo:min-height="2.73cm" fo:min-width="2.658cm"/>
    </style:style>
    <style:style style:name="gr5" style:family="graphic" style:parent-style-name="objectwithoutfill">
      <style:graphic-properties draw:marker-end="Arrow" draw:marker-end-width="0.3cm" draw:fill="none" draw:fill-color="#e9b96e" draw:textarea-vertical-align="middle"/>
    </style:style>
    <style:style style:name="gr6" style:family="graphic" style:parent-style-name="standard">
      <style:graphic-properties draw:fill-color="#99ccff" draw:textarea-horizontal-align="justify" draw:textarea-vertical-align="middle" draw:auto-grow-height="false" fo:min-height="1.645cm" fo:min-width="2.404cm" fo:wrap-option="no-wrap"/>
    </style:style>
    <style:style style:name="gr7" style:family="graphic" style:parent-style-name="standard">
      <style:graphic-properties svg:stroke-color="#801900" draw:fill-color="#ffffff" draw:textarea-horizontal-align="justify" draw:textarea-vertical-align="middle" draw:auto-grow-height="false" fo:min-height="0.456cm" fo:min-width="14.614cm"/>
    </style:style>
    <style:style style:name="P1" style:family="paragraph">
      <style:paragraph-properties fo:text-align="center"/>
    </style:style>
    <style:style style:name="P2" style:family="paragraph">
      <loext:graphic-properties draw:fill-color="#eeeeee"/>
      <style:paragraph-properties fo:text-align="center"/>
    </style:style>
    <style:style style:name="P3" style:family="paragraph">
      <loext:graphic-properties draw:fill="none" draw:fill-color="#e9b96e"/>
      <style:paragraph-properties fo:text-align="center"/>
      <style:text-properties fo:color="#ffffff"/>
    </style:style>
    <style:style style:name="P4" style:family="paragraph">
      <style:paragraph-properties fo:text-align="center"/>
      <style:text-properties fo:color="#ffffff"/>
    </style:style>
    <style:style style:name="P5" style:family="paragraph">
      <loext:graphic-properties draw:fill-color="#666666"/>
      <style:paragraph-properties fo:text-align="center"/>
      <style:text-properties fo:color="#ffffff"/>
    </style:style>
    <style:style style:name="P6" style:family="paragraph">
      <style:paragraph-properties fo:text-align="center"/>
      <style:text-properties fo:color="#000000"/>
    </style:style>
    <style:style style:name="P7" style:family="paragraph">
      <loext:graphic-properties draw:fill-color="#ccff99"/>
      <style:paragraph-properties fo:text-align="center"/>
      <style:text-properties fo:color="#000000"/>
    </style:style>
    <style:style style:name="P8" style:family="paragraph">
      <loext:graphic-properties draw:fill-color="#99ccff"/>
      <style:paragraph-properties fo:text-align="center"/>
    </style:style>
    <style:style style:name="P9" style:family="paragraph">
      <loext:graphic-properties draw:fill-color="#ffffff"/>
      <style:paragraph-properties fo:text-align="center"/>
    </style:style>
    <style:style style:name="T1" style:family="text">
      <style:text-properties fo:font-weight="bold" style:font-weight-asian="bold" style:font-weight-complex="bold"/>
    </style:style>
    <style:style style:name="T2" style:family="text">
      <style:text-properties fo:color="#669900" fo:font-weight="bold" style:font-weight-asian="bold" style:font-weight-complex="bold"/>
    </style:style>
    <style:style style:name="T3" style:family="text">
      <style:text-properties fo:color="#ffffff" fo:font-weight="bold" style:font-weight-asian="bold" style:font-weight-complex="bold"/>
    </style:style>
    <style:style style:name="T4" style:family="text">
      <style:text-properties fo:color="#ffffff"/>
    </style:style>
    <style:style style:name="T5" style:family="text">
      <style:text-properties fo:color="#000000"/>
    </style:style>
    <style:style style:name="T6" style:family="text">
      <style:text-properties fo:color="#0000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8.288cm" svg:height="8.99cm" svg:x="1.4cm" svg:y="6.461cm">
          <text:p text:style-name="P1"><text:span text:style-name="T1"><text:line-break/></text:span><text:span text:style-name="T1">Xen Hypervisor</text:span></text:p>
          <text:p text:style-name="P1"><text:span text:style-name="T2"/></text:p>
          <text:p text:style-name="P1"><text:span text:style-name="T2"/></text:p>
          <text:p text:style-name="P1"><text:span text:style-name="T1"/></text:p>
          <text:p text:style-name="P1"><text:span text:style-name="T1"/></text:p>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3" draw:layer="layout" svg:x1="7.998cm" svg:y1="8.066cm" svg:x2="7.971cm" svg:y2="20.766cm">
          <text:p/>
        </draw:line>
        <draw:line draw:style-name="gr2" draw:text-style-name="P3" draw:layer="layout" svg:x1="13.399cm" svg:y1="8.066cm" svg:x2="13.372cm" svg:y2="20.766cm">
          <text:p/>
        </draw:line>
        <draw:custom-shape draw:style-name="gr3" draw:text-style-name="P5" draw:layer="layout" svg:width="16.256cm" svg:height="2.583cm" draw:transform="skewX (-0.00401425727958696) rotate (-0.00383972435438842) translate (2.397cm 12.199cm)">
          <text:p text:style-name="P4"><text:span text:style-name="T3"><text:s text:c="17"/></text:span><text:span text:style-name="T3">dom0</text:span><text:span text:style-name="T4"><text:line-break/></text:span><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xml:id="id3" draw:id="id3" draw:layer="layout" svg:width="3.48cm" svg:height="3.302cm" svg:x="3.513cm" svg:y="8.266cm">
          <text:p text:style-name="P6"><text:span text:style-name="T5">dom1</text:span><text:span text:style-name="T5"><text:line-break/></text:span><text:span text:style-name="T5"><text:line-break/></text:span><text:span text:style-name="T6">Irmin</text:span><text:span text:style-name="T6"><text:line-break/></text:span><text:span text:style-name="T6">Key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line" svg:x1="10.667cm" svg:y1="11.602cm" svg:x2="10.695cm" svg:y2="17.28cm" draw:start-shape="id1" draw:start-glue-point="2" draw:end-shape="id2" svg:d="M10667 11602l28 5678" svg:viewBox="0 0 29 5679">
          <text:p/>
        </draw:connector>
        <draw:custom-shape draw:style-name="gr4" draw:text-style-name="P7" xml:id="id1" draw:id="id1" draw:layer="layout" svg:width="3.48cm" svg:height="3.302cm" svg:x="8.927cm" svg:y="8.3cm">
          <text:p text:style-name="P6"><text:span text:style-name="T5">dom2</text:span><text:span text:style-name="T5"><text:line-break/></text:span><text:span text:style-name="T5"><text:line-break/></text:span><text:span text:style-name="T6">Irmin</text:span><text:span text:style-name="T6"><text:line-break/></text:span><text:span text:style-name="T6">Key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2" draw:id="id2" draw:layer="layout" svg:width="4.445cm" svg:height="2.921cm" svg:x="8.473cm" svg:y="17.28cm">
          <text:p text:style-name="P1">AWS S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9" draw:layer="layout" svg:width="15.19cm" svg:height="0.782cm" svg:x="2.905cm" svg:y="13.7cm">
          <text:p text:style-name="P1">Network Driv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4" draw:id="id4" draw:layer="layout" svg:width="4.445cm" svg:height="2.921cm" svg:x="3.086cm" svg:y="17.272cm">
          <text:p text:style-name="P1">AWS S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3" draw:layer="layout" draw:type="line" svg:x1="5.253cm" svg:y1="11.568cm" svg:x2="5.308cm" svg:y2="17.272cm" draw:start-shape="id3" draw:start-glue-point="2" draw:end-shape="id4" draw:end-glue-point="0" svg:d="M5253 11568l55 5704" svg:viewBox="0 0 56 5705">
          <text:p/>
        </draw:connector>
        <draw:custom-shape draw:style-name="gr4" draw:text-style-name="P7" xml:id="id5" draw:id="id5" draw:layer="layout" svg:width="3.48cm" svg:height="3.302cm" svg:x="14.627cm" svg:y="8.301cm">
          <text:p text:style-name="P6"><text:span text:style-name="T5">dom3</text:span><text:span text:style-name="T5"><text:line-break/></text:span><text:span text:style-name="T5"><text:line-break/></text:span><text:span text:style-name="T6">Irmin</text:span><text:span text:style-name="T6"><text:line-break/></text:span><text:span text:style-name="T6">Key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6" draw:id="id6" draw:layer="layout" svg:width="4.445cm" svg:height="2.921cm" svg:x="14.173cm" svg:y="17.281cm">
          <text:p text:style-name="P1">AWS S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3" draw:layer="layout" draw:type="line" svg:x1="16.367cm" svg:y1="11.603cm" svg:x2="16.395cm" svg:y2="17.281cm" draw:start-shape="id5" draw:start-glue-point="2" draw:end-shape="id6" svg:d="M16367 11603l28 5678" svg:viewBox="0 0 29 567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4T12:01:26.410065000</meta:creation-date>
    <dc:date>2015-08-24T16:24:17.898218000</dc:date>
    <meta:editing-duration>PT1H29M1S</meta:editing-duration>
    <meta:editing-cycles>4</meta:editing-cycles>
    <meta:generator>LibreOffice/5.0.0.5$MacOSX_X86_64 LibreOffice_project/1b1a90865e348b492231e1c451437d7a15bb262b</meta:generator>
    <meta:document-statistic meta:object-count="14"/>
  </office:meta>
</office:document-meta>
</file>